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58720C6B23967F7586.png" manifest:media-type="image/png"/>
  <manifest:file-entry manifest:full-path="Pictures/100000010000032000000258AF859650DEFDA445.png" manifest:media-type="image/png"/>
  <manifest:file-entry manifest:full-path="Pictures/1000000100000320000002583167E0428DCD8FC4.png" manifest:media-type="image/png"/>
  <manifest:file-entry manifest:full-path="Pictures/10000001000003200000025855FC22A012211C9D.png" manifest:media-type="image/png"/>
  <manifest:file-entry manifest:full-path="Pictures/100000010000032000000258D268413E3E5DEE49.png" manifest:media-type="image/png"/>
  <manifest:file-entry manifest:full-path="Pictures/100000010000032000000258A206642333C67D86.png" manifest:media-type="image/png"/>
  <manifest:file-entry manifest:full-path="Pictures/10000001000003200000025866B14313CAAE2DE5.png" manifest:media-type="image/png"/>
  <manifest:file-entry manifest:full-path="Pictures/1000000100000320000002581F4E4A09D0262CF2.png" manifest:media-type="image/png"/>
  <manifest:file-entry manifest:full-path="Pictures/1000000100000320000002586DB86E0ACF7DF118.png" manifest:media-type="image/png"/>
  <manifest:file-entry manifest:full-path="Pictures/10000001000003200000025820A4E3452CF65DC9.png" manifest:media-type="image/png"/>
  <manifest:file-entry manifest:full-path="Pictures/1000000100000280000001E0CB20885CB0036C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21pt"/>
    </style:style>
    <style:style style:name="P7" style:family="paragraph">
      <loext:graphic-properties draw:fill="none" draw:fill-color="#ffffff"/>
      <style:paragraph-properties fo:text-align="center"/>
      <style:text-properties fo:font-size="21pt"/>
    </style:style>
    <style:style style:name="P8" style:family="paragraph">
      <loext:graphic-properties draw:fill-color="#ffffff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1cm" svg:height="15.75cm" svg:x="3.5cm" svg:y="0cm">
          <draw:image xlink:href="Pictures/1000000100000280000001E0CB20885CB0036C15.png" xlink:type="simple" xlink:show="embed" xlink:actuate="onLoad" draw:mime-type="image/png">
            <text:p/>
          </draw:image>
        </draw:frame>
        <draw:frame draw:style-name="gr2" draw:text-style-name="P3" draw:layer="layout" svg:width="8cm" svg:height="0.962cm" svg:x="10cm" svg:y="0.5cm">
          <draw:text-box>
            <text:p text:style-name="P2">Temperature Profile</text:p>
          </draw:text-box>
        </draw:frame>
        <presentation:notes draw:style-name="dp1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5" draw:layer="layout" svg:width="14.667cm" svg:height="11cm" svg:x="0cm" svg:y="2.375cm">
          <draw:image xlink:href="Pictures/1000000100000320000002586DB86E0ACF7DF118.png" xlink:type="simple" xlink:show="embed" xlink:actuate="onLoad" draw:mime-type="image/png">
            <text:p/>
          </draw:image>
        </draw:frame>
        <draw:frame draw:style-name="gr1" draw:text-style-name="P1" draw:layer="layout" svg:width="14.667cm" svg:height="11cm" svg:x="13.333cm" svg:y="2.375cm">
          <draw:image xlink:href="Pictures/100000010000032000000258A206642333C67D86.png" xlink:type="simple" xlink:show="embed" xlink:actuate="onLoad" draw:mime-type="image/png">
            <text:p/>
          </draw:image>
        </draw:frame>
        <draw:frame draw:style-name="gr4" draw:text-style-name="P7" draw:layer="layout" svg:width="9cm" svg:height="1.5cm" svg:x="10cm" svg:y="0.5cm">
          <draw:text-box>
            <text:p text:style-name="P6">Kt = 10<text:span text:style-name="T1">4</text:span> K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4.5cm" svg:height="10.875cm" svg:x="0cm" svg:y="2.438cm">
          <draw:image xlink:href="Pictures/1000000100000320000002581F4E4A09D0262CF2.png" xlink:type="simple" xlink:show="embed" xlink:actuate="onLoad" draw:mime-type="image/png">
            <text:p/>
          </draw:image>
        </draw:frame>
        <draw:frame draw:style-name="gr1" draw:text-style-name="P1" draw:layer="layout" svg:width="14.667cm" svg:height="11cm" svg:x="13.333cm" svg:y="2.375cm">
          <draw:image xlink:href="Pictures/10000001000003200000025866B14313CAAE2DE5.png" xlink:type="simple" xlink:show="embed" xlink:actuate="onLoad" draw:mime-type="image/png">
            <text:p/>
          </draw:image>
        </draw:frame>
        <draw:frame draw:style-name="gr4" draw:text-style-name="P7" draw:layer="layout" svg:width="9cm" svg:height="1.5cm" svg:x="10cm" svg:y="0.6cm">
          <draw:text-box>
            <text:p text:style-name="P6">Kt = 10<text:span text:style-name="T1">5</text:span> K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4.5cm" svg:height="10.875cm" svg:x="13.5cm" svg:y="2.438cm">
          <draw:image xlink:href="Pictures/10000001000003200000025820A4E3452CF65DC9.png" xlink:type="simple" xlink:show="embed" xlink:actuate="onLoad" draw:mime-type="image/png">
            <text:p/>
          </draw:image>
        </draw:frame>
        <draw:frame draw:style-name="gr1" draw:text-style-name="P1" draw:layer="layout" svg:width="14.5cm" svg:height="10.875cm" svg:x="0cm" svg:y="2.438cm">
          <draw:image xlink:href="Pictures/10000001000003200000025855FC22A012211C9D.png" xlink:type="simple" xlink:show="embed" xlink:actuate="onLoad" draw:mime-type="image/png">
            <text:p/>
          </draw:image>
        </draw:frame>
        <draw:frame draw:style-name="gr4" draw:text-style-name="P7" draw:layer="layout" svg:width="9cm" svg:height="1.5cm" svg:x="10cm" svg:y="0.5cm">
          <draw:text-box>
            <text:p text:style-name="P6">Kt = 10<text:span text:style-name="T1">6</text:span> K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14.667cm" svg:height="11cm" svg:x="13.333cm" svg:y="2.375cm">
          <draw:image xlink:href="Pictures/1000000100000320000002583167E0428DCD8FC4.png" xlink:type="simple" xlink:show="embed" xlink:actuate="onLoad" draw:mime-type="image/png">
            <text:p/>
          </draw:image>
        </draw:frame>
        <draw:frame draw:style-name="gr1" draw:text-style-name="P1" draw:layer="layout" svg:width="14.667cm" svg:height="11cm" svg:x="0cm" svg:y="2.375cm">
          <draw:image xlink:href="Pictures/100000010000032000000258720C6B23967F7586.png" xlink:type="simple" xlink:show="embed" xlink:actuate="onLoad" draw:mime-type="image/png">
            <text:p/>
          </draw:image>
        </draw:frame>
        <draw:frame draw:style-name="gr4" draw:text-style-name="P7" draw:layer="layout" svg:width="9cm" svg:height="1.5cm" svg:x="10cm" svg:y="0.5cm">
          <draw:text-box>
            <text:p text:style-name="P6">Kt = 10<text:span text:style-name="T1">7</text:span> K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14.5cm" svg:height="10.875cm" svg:x="0cm" svg:y="2.438cm">
          <draw:image xlink:href="Pictures/100000010000032000000258AF859650DEFDA445.png" xlink:type="simple" xlink:show="embed" xlink:actuate="onLoad" draw:mime-type="image/png">
            <text:p/>
          </draw:image>
        </draw:frame>
        <draw:frame draw:style-name="gr1" draw:text-style-name="P1" draw:layer="layout" svg:width="14.5cm" svg:height="10.874cm" svg:x="13.5cm" svg:y="2.438cm">
          <draw:image xlink:href="Pictures/100000010000032000000258D268413E3E5DEE49.png" xlink:type="simple" xlink:show="embed" xlink:actuate="onLoad" draw:mime-type="image/png">
            <text:p/>
          </draw:image>
        </draw:frame>
        <draw:frame draw:style-name="gr4" draw:text-style-name="P7" draw:layer="layout" svg:width="9cm" svg:height="1.5cm" svg:x="10cm" svg:y="0.5cm">
          <draw:text-box>
            <text:p text:style-name="P6">Kt = 10<text:span text:style-name="T1">8</text:span> K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03T15:32:15.005699320</meta:creation-date>
    <meta:generator>LibreOffice/7.3.7.2$Linux_X86_64 LibreOffice_project/30$Build-2</meta:generator>
    <dc:date>2025-12-03T15:44:25.009910167</dc:date>
    <meta:editing-duration>PT12M10S</meta:editing-duration>
    <meta:editing-cycles>1</meta:editing-cycles>
    <meta:document-statistic meta:object-count="50"/>
  </office:meta>
</office:document-meta>
</file>